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1000002D0B2FE346618B11181.png" manifest:media-type="image/png"/>
  <manifest:file-entry manifest:full-path="Pictures/100000010000076100000249194EF1B7C7092A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979cm" svg:width="17cm" svg:height="6.682cm" draw:z-index="0"><draw:image xlink:href="Pictures/100000010000076100000249194EF1B7C7092A18.png" xlink:type="simple" xlink:show="embed" xlink:actuate="onLoad" draw:mime-type="image/png"/></draw:frame><draw:frame draw:style-name="fr1" draw:name="Image2" text:anchor-type="char" svg:x="0.079cm" svg:y="10.636cm" svg:width="17cm" svg:height="6.479cm" draw:z-index="1"><draw:image xlink:href="Pictures/1000000100000761000002D0B2FE346618B111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7:10.771506883</meta:creation-date>
    <dc:date>2023-10-23T21:47:49.031935780</dc:date>
    <meta:editing-duration>PT3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